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ig Shoulders Text" svg:font-family="'Big Shoulders Tex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2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Default_20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Default_20_2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_20_2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Default_20_2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solid" draw:fill-color="#2a2a2a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a2a2a" style:text-line-through-style="none" style:text-line-through-type="none" style:text-position="0% 100%" style:font-name="Big Shoulders Text" fo:font-size="50pt" fo:letter-spacing="normal" fo:font-style="normal" style:text-underline-style="none" fo:font-weight="normal" style:font-name-asian="Big Shoulders Text" style:font-size-asian="50pt" style:font-style-asian="normal" style:font-weight-asian="normal" style:font-name-complex="Big Shoulders Text" style:font-size-complex="50pt" style:font-style-complex="normal" style:font-weight-complex="normal"/>
    </style:style>
    <style:style style:name="T2" style:family="text">
      <style:text-properties fo:font-variant="normal" fo:text-transform="none" fo:color="#ffabeb" style:text-line-through-style="none" style:text-line-through-type="none" style:text-position="0% 100%" style:font-name="Big Shoulders Text" fo:font-size="24pt" fo:letter-spacing="normal" fo:font-style="normal" style:text-underline-style="none" fo:font-weight="normal" style:font-name-asian="Big Shoulders Text" style:font-size-asian="24pt" style:font-style-asian="normal" style:font-weight-asian="normal" style:font-name-complex="Big Shoulders Tex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221;p53" draw:style-name="gr1" draw:text-style-name="P2" draw:layer="layout" svg:width="16.948cm" svg:height="5.074cm" svg:x="4.225cm" svg:y="7.843cm">
          <text:p text:style-name="P1"><text:span text:style-name="T1">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53" draw:style-name="gr1" draw:text-style-name="P2" draw:layer="layout" svg:width="18.537cm" svg:height="2.246cm" svg:x="3.431cm" svg:y="13.928cm">
          <text:p text:style-name="P1"><text:span text:style-name="T2">Titu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8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9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227;p54" draw:style-name="gr3" draw:text-style-name="P2" draw:layer="layout" svg:width="18.537cm" svg:height="2.246cm" svg:x="3.431cm" svg:y="13.92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54" draw:style-name="gr3" draw:text-style-name="P2" draw:layer="layout" svg:width="16.948cm" svg:height="5.074cm" svg:x="4.225cm" svg:y="7.8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p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5;p2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Default">
        <draw:custom-shape draw:name="Google Shape;233;p55" draw:style-name="gr4" draw:text-style-name="P2" draw:layer="layout" svg:width="7.169cm" svg:height="7.271cm" svg:x="1.995cm" svg:y="9.8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55" draw:style-name="gr4" draw:text-style-name="P2" draw:layer="layout" svg:width="11.836cm" svg:height="3.116cm" svg:x="12.186cm" svg:y="13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0;p7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1;p7:notes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Default_20_1">
        <draw:custom-shape draw:name="Google Shape;239;p56" draw:style-name="gr4" draw:text-style-name="P2" draw:layer="layout" svg:width="9.548cm" svg:height="7.271cm" svg:x="14.674cm" svg:y="9.8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56" draw:style-name="gr4" draw:text-style-name="P2" draw:layer="layout" svg:width="11.736cm" svg:height="3.116cm" svg:x="1.436cm" svg:y="13.96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6;p8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7;p8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Default_20_2">
        <draw:custom-shape draw:name="Google Shape;245;p57" draw:style-name="gr3" draw:text-style-name="P2" draw:layer="layout" svg:width="17.322cm" svg:height="2.246cm" svg:x="2cm" svg:y="1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57" draw:style-name="gr5" draw:text-style-name="P2" draw:layer="layout" svg:width="21.248cm" svg:height="11.774cm" svg:x="2.075cm" svg:y="5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7;p57">
          <draw:custom-shape draw:name="Google Shape;248;p57" draw:style-name="gr6" draw:text-style-name="P2" draw:layer="layout" svg:width="23.392cm" svg:height="17.337cm" svg:x="0.999cm" svg:y="0.983cm">
            <text:p text:style-name="P1"/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9;p57" draw:style-name="gr7" draw:text-style-name="P4" draw:layer="layout" svg:width="23.392cm" svg:height="2.246cm" svg:x="1.004cm" svg:y="14.541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42;p16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3;p16:notes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Default_20_2">
        <draw:custom-shape draw:name="Google Shape;254;p58" draw:style-name="gr3" draw:text-style-name="P2" draw:layer="layout" svg:width="17.322cm" svg:height="2.246cm" svg:x="2cm" svg:y="1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58" draw:style-name="gr5" draw:text-style-name="P2" draw:layer="layout" svg:width="21.248cm" svg:height="11.774cm" svg:x="2.075cm" svg:y="5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56;p58">
          <draw:custom-shape draw:name="Google Shape;257;p58" draw:style-name="gr6" draw:text-style-name="P2" draw:layer="layout" svg:width="23.392cm" svg:height="17.337cm" svg:x="0.999cm" svg:y="0.983cm">
            <text:p text:style-name="P1"/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58;p58" draw:style-name="gr7" draw:text-style-name="P4" draw:layer="layout" svg:width="23.392cm" svg:height="2.246cm" svg:x="1.004cm" svg:y="1.96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51;g26908dd282c_0_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2;g26908dd282c_0_6:notes" draw:style-name="gr2" draw:layer="layout" svg:width="12.7cm" svg:height="9.524cm" svg:x="3.176cm" svg:y="1.905cm" draw:page-number="6" presentation:class="page"/>
        </presentation:notes>
      </draw:page>
      <draw:page draw:name="page7" draw:style-name="dp1" draw:master-page-name="Default_20_2">
        <draw:custom-shape draw:name="Google Shape;263;p59" draw:style-name="gr3" draw:text-style-name="P2" draw:layer="layout" svg:width="17.322cm" svg:height="2.246cm" svg:x="2cm" svg:y="1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59" draw:style-name="gr5" draw:text-style-name="P2" draw:layer="layout" svg:width="21.248cm" svg:height="11.774cm" svg:x="2.075cm" svg:y="5.0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65;p59">
          <draw:custom-shape draw:name="Google Shape;266;p59" draw:style-name="gr6" draw:text-style-name="P2" draw:layer="layout" svg:width="11.339cm" svg:height="13.502cm" svg:x="0.962cm" svg:y="4.317cm">
            <text:p text:style-name="P1"/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7;p59" draw:style-name="gr7" draw:text-style-name="P4" draw:layer="layout" svg:width="23.392cm" svg:height="2.246cm" svg:x="0.962cm" svg:y="1.362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68;p59" draw:style-name="gr6" draw:text-style-name="P2" draw:layer="layout" svg:width="11.339cm" svg:height="13.502cm" svg:x="13.17cm" svg:y="4.317cm">
            <text:p text:style-name="P1"/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Google Shape;260;g26908dd282c_0_18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1;g26908dd282c_0_18:notes" draw:style-name="gr2" draw:layer="layout" svg:width="12.7cm" svg:height="9.524cm" svg:x="3.176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ig Shoulders Text" svg:font-family="'Big Shoulders Tex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abeb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abeb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abeb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abeb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abeb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abe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2a2a2a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2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2a2a2a" draw:stroke-linejoin="round" draw:fill="solid" draw:fill-color="#2a2a2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2a2a2a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3.465cm" svg:height="17.381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svg:width="23.465cm" svg:height="2.246cm" svg:x="0.96cm" svg:y="13.9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_5f_AND_5f_BODY-title" draw:layer="backgroundobjects" svg:width="17.322cm" svg:height="2.246cm" svg:x="2cm" svg:y="1.99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;p1" draw:style-name="Mgr3" draw:text-style-name="MP5" draw:layer="backgroundobjects" svg:width="23.465cm" svg:height="17.381cm" svg:x="0.967cm" svg:y="0.9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1" draw:style-name="Mgr4" draw:text-style-name="MP6" draw:layer="backgroundobjects" svg:width="23.465cm" svg:height="2.246cm" svg:x="0.96cm" svg:y="13.9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59;p14" draw:style-name="Mgr5" draw:text-style-name="MP6" draw:layer="backgroundobjects" svg:width="9.974cm" svg:height="16.534cm" svg:x="0.967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14" draw:style-name="Mgr3" draw:text-style-name="MP5" draw:layer="backgroundobjects" svg:width="13.096cm" svg:height="16.534cm" svg:x="11.556cm" svg:y="1.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113;p27" draw:style-name="Mgr5" draw:text-style-name="MP6" draw:layer="backgroundobjects" svg:width="9.908cm" svg:height="16.534cm" svg:x="14.52cm" svg:y="1.27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;p27" draw:style-name="Mgr3" draw:text-style-name="MP5" draw:layer="backgroundobjects" svg:width="13.096cm" svg:height="16.534cm" svg:x="0.751cm" svg:y="1.27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